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rsid="000c03c9" officeooo:paragraph-rsid="000c03c9"/>
    </style:style>
    <style:style style:name="T1" style:family="text">
      <style:text-properties officeooo:rsid="000c0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 0<text:span text:style-name="T1">4</text:span></text:p>
      <text:p text:style-name="P1">Objective: Answer each question</text:p>
      <text:p text:style-name="P2">Questions</text:p>
      <text:p text:style-name="P1">1. Explain the <text:span text:style-name="T1">differences between criminal law, civil law, and administrative law.</text:span></text:p>
      <text:p text:style-name="P1">2. <text:span text:style-name="T1">What basic provisions of the major laws designed to protect society against computer crime?</text:span></text:p>
      <text:p text:style-name="P4">3. What are the differences between copyrights, trademarks, patents, and trade secrets?</text:p>
      <text:p text:style-name="P4">4. Explain the DMCA of 1998?</text:p>
      <text:p text:style-name="P4">5. What is the Economic Espionage Act of 1996?</text:p>
      <text:p text:style-name="P4">6. What are the types of software license agreements?</text:p>
      <text:p text:style-name="P4">7. What is the notification requirements placed on organizations that experience a data breach?</text:p>
      <text:p text:style-name="P4">8. What are the major laws that govern privacy of personal information form the US, EU, Canada, China, and South Africa?</text:p>
      <text:p text:style-name="P4">9. How do you incorporate security into the procurement and vendor governance proc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5:23:00.406149873</meta:creation-date>
    <dc:date>2026-02-09T23:41:38.254196283</dc:date>
    <meta:editing-duration>PT11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18" meta:character-count="743" meta:non-whitespace-character-count="637"/>
  </office:meta>
</office:document-meta>
</file>